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86cm" fo:min-width="1.675cm"/>
    </style:style>
    <style:style style:name="gr2" style:family="graphic" style:parent-style-name="standard">
      <style:graphic-properties draw:textarea-horizontal-align="justify" draw:textarea-vertical-align="middle" draw:auto-grow-height="false" fo:min-height="1.014cm" fo:min-width="4.1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27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27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27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textarea-vertical-align="middle" draw:auto-grow-height="false" fo:min-height="1.15cm" fo:min-width="1.3cm"/>
    </style:style>
    <style:style style:name="gr14" style:family="graphic" style:parent-style-name="standard">
      <style:graphic-properties draw:textarea-horizontal-align="justify" draw:textarea-vertical-align="middle" draw:auto-grow-height="false" fo:min-height="0.975cm" fo:min-width="0.249cm"/>
    </style:style>
    <style:style style:name="gr15" style:family="graphic" style:parent-style-name="standard">
      <style:graphic-properties draw:textarea-horizontal-align="justify" draw:textarea-vertical-align="middle" draw:auto-grow-height="false" fo:min-height="0.977cm" fo:min-width="0.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.353cm"/>
    </style:style>
    <style:style style:name="gr17" style:family="graphic" style:parent-style-name="standard">
      <style:graphic-properties draw:textarea-vertical-align="middle" draw:auto-grow-height="false" fo:min-height="0.558cm" fo:min-width="1.396cm"/>
    </style:style>
    <style:style style:name="gr18" style:family="graphic" style:parent-style-name="standard">
      <style:graphic-properties draw:textarea-vertical-align="middle" draw:auto-grow-height="false" fo:min-height="0.434cm" fo:min-width="1.133cm"/>
    </style:style>
    <style:style style:name="gr19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7cm"/>
    </style:style>
    <style:style style:name="gr23" style:family="graphic" style:parent-style-name="standard">
      <style:graphic-properties draw:textarea-horizontal-align="justify" draw:textarea-vertical-align="middle" draw:auto-grow-height="false" fo:min-height="1.735cm" fo:min-width="4.086cm"/>
    </style:style>
    <style:style style:name="gr24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draw:textarea-horizontal-align="justify" draw:textarea-vertical-align="middle" draw:auto-grow-height="false" fo:min-height="0.35cm" fo:min-width="0.7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ize="32pt" style:font-size-asian="20pt" style:font-size-complex="20pt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83cm" svg:height="2.92cm" draw:transform="rotate (-1.57934844012967) translate (20.1cm 6.91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8cm" svg:height="1.4cm" svg:x="1.6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152cm" svg:height="0.962cm" svg:x="17.024cm" svg:y="8.292cm">
          <draw:text-box>
            <text:p>Turbine 1</text:p>
          </draw:text-box>
        </draw:frame>
        <draw:frame draw:style-name="gr4" draw:text-style-name="P2" draw:layer="layout" svg:width="3.597cm" svg:height="0.962cm" svg:x="2.2cm" svg:y="4.638cm">
          <draw:text-box>
            <text:p>Condenser</text:p>
          </draw:text-box>
        </draw:frame>
        <draw:custom-shape draw:style-name="gr5" draw:text-style-name="P1" draw:layer="layout" svg:width="28cm" svg:height="0.4cm" svg:x="0cm" svg:y="1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2cm" svg:y1="1cm" svg:x2="3.8cm" svg:y2="1cm">
          <text:p/>
        </draw:line>
        <draw:line draw:style-name="gr7" draw:text-style-name="P3" draw:layer="layout" svg:x1="3.8cm" svg:y1="1cm" svg:x2="3.8cm" svg:y2="4.4cm">
          <text:p/>
        </draw:line>
        <draw:frame draw:style-name="gr8" draw:text-style-name="P2" draw:layer="layout" svg:width="0.853cm" svg:height="0.962cm" svg:x="19.351cm" svg:y="12.438cm">
          <draw:text-box>
            <text:p>1</text:p>
          </draw:text-box>
        </draw:frame>
        <draw:frame draw:style-name="gr8" draw:text-style-name="P2" draw:layer="layout" svg:width="0.853cm" svg:height="0.962cm" svg:x="3.747cm" svg:y="1.038cm">
          <draw:text-box>
            <text:p>3</text:p>
          </draw:text-box>
        </draw:frame>
        <draw:frame draw:style-name="gr8" draw:text-style-name="P2" draw:layer="layout" svg:width="0.853cm" svg:height="0.962cm" svg:x="3.7cm" svg:y="13cm">
          <draw:text-box>
            <text:p>6</text:p>
          </draw:text-box>
        </draw:frame>
        <draw:custom-shape draw:style-name="gr9" draw:text-style-name="P1" draw:layer="layout" svg:width="28cm" svg:height="0.9cm" svg:x="0cm" svg:y="16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86cm" svg:height="0.962cm" svg:x="11.901cm" svg:y="15.938cm">
          <draw:text-box>
            <text:p>Caprock</text:p>
          </draw:text-box>
        </draw:frame>
        <draw:line draw:style-name="gr7" draw:text-style-name="P3" draw:layer="layout" svg:x1="19.4cm" svg:y1="17.4cm" svg:x2="19.4cm" svg:y2="10.6cm">
          <text:p/>
        </draw:line>
        <draw:custom-shape draw:style-name="gr11" draw:text-style-name="P1" draw:layer="layout" svg:width="28cm" svg:height="1.4cm" svg:x="0cm" svg:y="19.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7.6cm" svg:height="0.962cm" svg:x="9.6cm" svg:y="20cm">
          <draw:text-box>
            <text:p text:style-name="P1">Conductive Heat Source</text:p>
          </draw:text-box>
        </draw:frame>
        <draw:custom-shape draw:style-name="gr13" draw:text-style-name="P1" draw:layer="layout" svg:width="1.8cm" svg:height="1.4cm" draw:transform="rotate (1.58580615836205) translate (12.111cm 19.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1.8cm" svg:height="1.4cm" draw:transform="rotate (-1.41406575996581) translate (14.119cm 17.20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3" draw:layer="layout" svg:x1="3.7cm" svg:y1="12.838cm" svg:x2="3.7cm" svg:y2="17.5cm">
          <text:p/>
        </draw:line>
        <draw:custom-shape draw:style-name="gr13" draw:text-style-name="P1" draw:layer="layout" svg:width="1.8cm" svg:height="1.4cm" draw:transform="rotate (1.58580615836205) translate (24.899cm 19.2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1.8cm" svg:height="1.4cm" draw:transform="rotate (-1.41406575996581) translate (26.907cm 17.27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1.8cm" svg:height="1.4cm" draw:transform="rotate (1.58580615836205) translate (0.255cm 19.23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1.8cm" svg:height="1.4cm" draw:transform="rotate (-1.41406575996581) translate (2.263cm 17.2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1.497cm" svg:height="1.4cm" svg:x="25.603cm" svg:y="19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0.853cm" svg:height="0.962cm" svg:x="12.803cm" svg:y="17.842cm">
          <draw:text-box>
            <text:p>9</text:p>
          </draw:text-box>
        </draw:frame>
        <draw:custom-shape draw:style-name="gr15" draw:text-style-name="P1" draw:layer="layout" svg:width="1.499cm" svg:height="1.401cm" svg:x="1.401cm" svg:y="19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" draw:layer="layout" svg:width="1.397cm" svg:height="1.001cm" svg:x="1.703cm" svg:y="20cm">
          <draw:text-box>
            <text:p>7</text:p>
          </draw:text-box>
        </draw:frame>
        <draw:custom-shape draw:style-name="gr17" draw:text-style-name="P1" draw:layer="layout" svg:width="2.888cm" svg:height="1.98cm" draw:transform="rotate (0.779987642716266) translate (19.697cm 18.5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497cm" svg:height="1.4cm" svg:x="17.503cm" svg:y="19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497cm" svg:height="1.4cm" svg:x="7.8cm" svg:y="19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0.853cm" svg:height="0.962cm" svg:x="21.3cm" svg:y="17.6cm">
          <draw:text-box>
            <text:p>8</text:p>
          </draw:text-box>
        </draw:frame>
        <draw:custom-shape draw:style-name="gr18" draw:text-style-name="P1" draw:layer="layout" svg:width="2.487cm" svg:height="1.68cm" draw:transform="rotate (2.25269646554908) translate (6.863cm 19.8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2cm" svg:height="0.6cm" svg:x="0.4cm" svg:y="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2cm" svg:height="0.6cm" svg:x="6.401cm" svg:y="4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" draw:layer="layout" svg:width="0.959cm" svg:height="0.962cm" svg:x="0.475cm" svg:y="3.9cm">
          <draw:text-box>
            <text:p>A</text:p>
          </draw:text-box>
        </draw:frame>
        <draw:frame draw:style-name="gr20" draw:text-style-name="P2" draw:layer="layout" svg:width="5.256cm" svg:height="0.962cm" svg:x="6.376cm" svg:y="3.9cm">
          <draw:text-box>
            <text:p>B (cooling water)</text:p>
          </draw:text-box>
        </draw:frame>
        <draw:line draw:style-name="gr7" draw:text-style-name="P3" draw:layer="layout" svg:x1="17.1cm" svg:y1="14.6cm" svg:x2="17.1cm" svg:y2="15.8cm">
          <text:p/>
        </draw:line>
        <draw:line draw:style-name="gr7" draw:text-style-name="P3" draw:layer="layout" svg:x1="17.7cm" svg:y1="14.6cm" svg:x2="17.7cm" svg:y2="15.8cm">
          <text:p/>
        </draw:line>
        <draw:line draw:style-name="gr7" draw:text-style-name="P3" draw:layer="layout" svg:x1="18.3cm" svg:y1="14.6cm" svg:x2="18.3cm" svg:y2="15.8cm">
          <text:p/>
        </draw:line>
        <draw:line draw:style-name="gr7" draw:text-style-name="P3" draw:layer="layout" svg:x1="18.9cm" svg:y1="14.6cm" svg:x2="18.9cm" svg:y2="15.8cm">
          <text:p/>
        </draw:line>
        <draw:frame draw:style-name="gr21" draw:text-style-name="P2" draw:layer="layout" svg:width="7.86cm" svg:height="0.962cm" svg:x="19.34cm" svg:y="14.738cm">
          <draw:text-box>
            <text:p>Cold water recharge (rain)</text:p>
          </draw:text-box>
        </draw:frame>
        <draw:custom-shape draw:style-name="gr1" draw:text-style-name="P1" draw:layer="layout" svg:width="3.883cm" svg:height="2.92cm" draw:transform="rotate (-1.57934844012967) translate (20.124cm 2.4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" draw:layer="layout" svg:width="3.152cm" svg:height="0.962cm" svg:x="17.048cm" svg:y="3.8cm">
          <draw:text-box>
            <text:p>Turbine 2</text:p>
          </draw:text-box>
        </draw:frame>
        <draw:custom-shape draw:style-name="gr19" draw:text-style-name="P1" draw:layer="layout" svg:width="1.2cm" svg:height="0.6cm" svg:x="20.1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2cm" svg:height="0.6cm" svg:x="20.101cm" svg:y="4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3" draw:layer="layout" svg:x1="17.8cm" svg:y1="7.7cm" svg:x2="17.8cm" svg:y2="5.5cm">
          <text:p/>
        </draw:line>
        <draw:line draw:style-name="gr7" draw:text-style-name="P3" draw:layer="layout" svg:x1="19.2cm" svg:y1="2.801cm" svg:x2="19.2cm" svg:y2="1cm">
          <text:p/>
        </draw:line>
        <draw:frame draw:style-name="gr8" draw:text-style-name="P2" draw:layer="layout" svg:width="0.853cm" svg:height="0.962cm" svg:x="17.747cm" svg:y="6.238cm">
          <draw:text-box>
            <text:p>2</text:p>
          </draw:text-box>
        </draw:frame>
        <draw:custom-shape draw:style-name="gr2" draw:text-style-name="P1" draw:layer="layout" svg:width="4.8cm" svg:height="1.4cm" svg:x="1.6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2.197cm" svg:height="0.962cm" svg:x="2.923cm" svg:y="11.6cm">
          <draw:text-box>
            <text:p>Pump</text:p>
          </draw:text-box>
        </draw:frame>
        <draw:custom-shape draw:style-name="gr23" draw:text-style-name="P1" draw:layer="layout" svg:width="4.8cm" svg:height="2.199cm" svg:x="1.6cm" svg:y="7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4.138cm" svg:height="1.673cm" svg:x="1.962cm" svg:y="7.327cm">
          <draw:text-box>
            <text:p>Liquid Waste</text:p>
            <text:p>Treatment</text:p>
          </draw:text-box>
        </draw:frame>
        <draw:line draw:style-name="gr7" draw:text-style-name="P3" draw:layer="layout" svg:x1="3.8cm" svg:y1="5.8cm" svg:x2="3.8cm" svg:y2="7.101cm">
          <text:p/>
        </draw:line>
        <draw:frame draw:style-name="gr8" draw:text-style-name="P2" draw:layer="layout" svg:width="0.853cm" svg:height="0.962cm" svg:x="3.748cm" svg:y="5.938cm">
          <draw:text-box>
            <text:p>4</text:p>
          </draw:text-box>
        </draw:frame>
        <draw:line draw:style-name="gr7" draw:text-style-name="P3" draw:layer="layout" svg:x1="3.752cm" svg:y1="9.2cm" svg:x2="3.8cm" svg:y2="11.4cm">
          <text:p/>
        </draw:line>
        <draw:frame draw:style-name="gr8" draw:text-style-name="P2" draw:layer="layout" svg:width="0.853cm" svg:height="0.962cm" svg:x="3.8cm" svg:y="9.838cm">
          <draw:text-box>
            <text:p>5</text:p>
          </draw:text-box>
        </draw:frame>
        <draw:custom-shape draw:style-name="gr19" draw:text-style-name="P1" draw:layer="layout" svg:width="1.2cm" svg:height="0.6cm" svg:x="6.403cm" svg:y="7.2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" draw:layer="layout" svg:width="0.959cm" svg:height="0.962cm" svg:x="7.6cm" svg:y="7.038cm">
          <draw:text-box>
            <text:p>C</text:p>
          </draw:text-box>
        </draw:frame>
        <draw:custom-shape draw:style-name="gr24" draw:text-style-name="P1" draw:layer="layout" svg:width="1.4cm" svg:height="0.6cm" svg:x="6.42cm" svg:y="11.8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5" draw:layer="layout" svg:width="1.267cm" svg:height="0.976cm" svg:x="7.933cm" svg:y="11.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5" draw:text-style-name="P5" draw:layer="layout" svg:width="1.711cm" svg:height="0.979cm" svg:x="21.289cm" svg:y="8.42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5" draw:text-style-name="P5" draw:layer="layout" svg:width="1.717cm" svg:height="0.979cm" svg:x="21.283cm" svg:y="3.82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9" draw:text-style-name="P1" draw:layer="layout" svg:width="1.2cm" svg:height="0.6cm" svg:x="6.404cm" svg:y="7.20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1.2cm" svg:height="0.6cm" svg:x="6.4cm" svg:y="8.305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" draw:layer="layout" svg:width="0.959cm" svg:height="0.962cm" svg:x="7.601cm" svg:y="8.138cm">
          <draw:text-box>
            <text:p>D</text:p>
          </draw:text-box>
        </draw:frame>
        <draw:frame draw:style-name="gr20" draw:text-style-name="P7" draw:layer="layout" svg:width="2.123cm" svg:height="0.962cm" svg:x="10.477cm" svg:y="8.038cm">
          <draw:text-box>
            <text:p text:style-name="P6">Brine</text:p>
          </draw:text-box>
        </draw:fram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2c001e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10:17:40.505577385</meta:creation-date>
    <dc:date>2017-10-07T16:47:29.178999509</dc:date>
    <meta:editing-duration>PT6H11M8S</meta:editing-duration>
    <meta:editing-cycles>9</meta:editing-cycles>
    <meta:generator>LibreOffice/5.1.6.2$Linux_X86_64 LibreOffice_project/10m0$Build-2</meta:generator>
    <meta:document-statistic meta:object-count="88"/>
  </office:meta>
</office:document-meta>
</file>

<file path=Object 1/content.xml><?xml version="1.0" encoding="utf-8"?>
<math xmlns="http://www.w3.org/1998/Math/MathML" display="block">
  <semantics>
    <mover accent="true">
      <msub>
        <mi>W</mi>
        <mi>P</mi>
      </msub>
      <mo stretchy="false">˙</mo>
    </mover>
    <annotation encoding="StarMath 5.0">dot W _{P}</annotation>
  </semantics>
</math>
</file>

<file path=Object 2/content.xml><?xml version="1.0" encoding="utf-8"?>
<math xmlns="http://www.w3.org/1998/Math/MathML" display="block">
  <semantics>
    <mover accent="true">
      <msub>
        <mi>W</mi>
        <mrow>
          <mi>T</mi>
          <mi>,</mi>
          <mn>1</mn>
        </mrow>
      </msub>
      <mo stretchy="false">˙</mo>
    </mover>
    <annotation encoding="StarMath 5.0">dot W _{T,1}</annotation>
  </semantics>
</math>
</file>

<file path=Object 3/content.xml><?xml version="1.0" encoding="utf-8"?>
<math xmlns="http://www.w3.org/1998/Math/MathML" display="block">
  <semantics>
    <mover accent="true">
      <msub>
        <mi>W</mi>
        <mrow>
          <mi>T</mi>
          <mi>,</mi>
          <mn>2</mn>
        </mrow>
      </msub>
      <mo stretchy="false">˙</mo>
    </mover>
    <annotation encoding="StarMath 5.0">dot W _{T,2}</annotation>
  </semantics>
</math>
</file>